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ation times" table:style-name="ta1">
        <table:shapes>
          <draw:frame draw:z-index="0" draw:style-name="gr1" draw:text-style-name="P1" svg:width="15.999cm" svg:height="8.999cm" svg:x="17cm" svg:y="4.555cm">
            <draw:object draw:notify-on-update-of-ranges="'Computation times'.B1:'Computation times'.E1 'Computation times'.A8:'Computation times'.A8 'Computation times'.B8:'Computation times'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0.151cm" svg:y="4.58cm">
            <draw:object draw:notify-on-update-of-ranges="'Computation times'.B1:'Computation times'.E1 'Computation times'.A7:'Computation times'.A7 'Computation times'.B7:'Computation times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FTG</text:p>
          </table:table-cell>
          <table:table-cell office:value-type="string" calcext:value-type="string">
            <text:p>FTG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i </text:p>
          </table:table-cell>
        </table:table-row>
        <table:table-row table:style-name="ro1">
          <table:table-cell/>
          <table:table-cell office:value-type="float" office:value="0.000384248067140816" calcext:value-type="float">
            <text:p>0.000384248067141</text:p>
          </table:table-cell>
          <table:table-cell office:value-type="float" office:value="0.000467097294752642" calcext:value-type="float">
            <text:p>0.000467097294753</text:p>
          </table:table-cell>
          <table:table-cell office:value-type="float" office:value="0.0313356729114757" calcext:value-type="float">
            <text:p>0.031335672911476</text:p>
          </table:table-cell>
          <table:table-cell office:value-type="float" office:value="0.0390084356147786" calcext:value-type="float">
            <text:p>0.039008435614779</text:p>
          </table:table-cell>
        </table:table-row>
        <table:table-row table:style-name="ro1">
          <table:table-cell/>
          <table:table-cell office:value-type="float" office:value="0.000442222832797088" calcext:value-type="float">
            <text:p>0.000442222832797</text:p>
          </table:table-cell>
          <table:table-cell office:value-type="float" office:value="0.000524362671275099" calcext:value-type="float">
            <text:p>0.000524362671275</text:p>
          </table:table-cell>
          <table:table-cell office:value-type="float" office:value="0.0316680034902211" calcext:value-type="float">
            <text:p>0.031668003490221</text:p>
          </table:table-cell>
          <table:table-cell office:value-type="float" office:value="0.0402919034630222" calcext:value-type="float">
            <text:p>0.040291903463022</text:p>
          </table:table-cell>
        </table:table-row>
        <table:table-row table:style-name="ro1">
          <table:table-cell/>
          <table:table-cell office:value-type="float" office:value="0.000488289403866798" calcext:value-type="float">
            <text:p>0.000488289403867</text:p>
          </table:table-cell>
          <table:table-cell office:value-type="float" office:value="0.000559569633147541" calcext:value-type="float">
            <text:p>0.000559569633148</text:p>
          </table:table-cell>
          <table:table-cell office:value-type="float" office:value="0.0326670842212543" calcext:value-type="float">
            <text:p>0.032667084221254</text:p>
          </table:table-cell>
          <table:table-cell office:value-type="float" office:value="0.0411117646108449" calcext:value-type="float">
            <text:p>0.041111764610845</text:p>
          </table:table-cell>
        </table:table-row>
        <table:table-row table:style-name="ro1">
          <table:table-cell/>
          <table:table-cell office:value-type="float" office:value="0.000511021052422728" calcext:value-type="float">
            <text:p>0.000511021052423</text:p>
          </table:table-cell>
          <table:table-cell office:value-type="float" office:value="0.000602922575323173" calcext:value-type="float">
            <text:p>0.000602922575323</text:p>
          </table:table-cell>
          <table:table-cell office:value-type="float" office:value="0.0333792262417166" calcext:value-type="float">
            <text:p>0.033379226241717</text:p>
          </table:table-cell>
          <table:table-cell office:value-type="float" office:value="0.0425975242019452" calcext:value-type="float">
            <text:p>0.042597524201945</text:p>
          </table:table-cell>
        </table:table-row>
        <table:table-row table:style-name="ro1">
          <table:table-cell/>
          <table:table-cell office:value-type="float" office:value="0.000528574441676827" calcext:value-type="float">
            <text:p>0.000528574441677</text:p>
          </table:table-cell>
          <table:table-cell/>
          <table:table-cell office:value-type="float" office:value="0.0339904910582392" calcext:value-type="float">
            <text:p>0.033990491058239</text:p>
          </table:table-cell>
          <table:table-cell/>
        </table:table-row>
        <table:table-row table:style-name="ro1">
          <table:table-cell office:value-type="string" calcext:value-type="string">
            <text:p>Average (ns)</text:p>
          </table:table-cell>
          <table:table-cell table:formula="of:=AVERAGE([.B2:.B6])" office:value-type="float" office:value="0.000470871159580851" calcext:value-type="float">
            <text:p>0.000470871159581</text:p>
          </table:table-cell>
          <table:table-cell table:formula="of:=AVERAGE([.C2:.C6])" office:value-type="float" office:value="0.000538488043624614" calcext:value-type="float">
            <text:p>0.000538488043625</text:p>
          </table:table-cell>
          <table:table-cell table:formula="of:=AVERAGE([.D2:.D6])" office:value-type="float" office:value="0.0326080955845814" calcext:value-type="float">
            <text:p>0.032608095584581</text:p>
          </table:table-cell>
          <table:table-cell table:formula="of:=AVERAGE([.E2:.E6])" office:value-type="float" office:value="0.0407524069726477" calcext:value-type="float">
            <text:p>0.040752406972648</text:p>
          </table:table-cell>
        </table:table-row>
        <table:table-row table:style-name="ro1">
          <table:table-cell office:value-type="string" calcext:value-type="string">
            <text:p>Average (ns, -log10)</text:p>
          </table:table-cell>
          <table:table-cell table:formula="of:=-LOG([.B7])" office:value-type="float" office:value="3.32709790887446" calcext:value-type="float">
            <text:p>3.32709790887446</text:p>
          </table:table-cell>
          <table:table-cell table:formula="of:=-LOG([.C7])" office:value-type="float" office:value="3.26882393516173" calcext:value-type="float">
            <text:p>3.26882393516173</text:p>
          </table:table-cell>
          <table:table-cell table:formula="of:=-LOG([.D7])" office:value-type="float" office:value="1.48667456461812" calcext:value-type="float">
            <text:p>1.48667456461812</text:p>
          </table:table-cell>
          <table:table-cell table:formula="of:=-LOG([.E7])" office:value-type="float" office:value="1.38984673529044" calcext:value-type="float">
            <text:p>1.38984673529044</text:p>
          </table:table-cell>
        </table:table-row>
        <table:table-row table:style-name="ro1">
          <table:table-cell office:value-type="string" calcext:value-type="string">
            <text:p>All increased over time even though they are averages???</text:p>
          </table:table-cell>
          <table:table-cell table:number-columns-repeated="4"/>
        </table:table-row>
      </table:table>
      <table:table table:name="Lap Timings" table:style-name="ta1">
        <table:shapes>
          <draw:frame draw:z-index="0" draw:style-name="gr1" draw:text-style-name="P1" svg:width="15.999cm" svg:height="8.999cm" svg:x="0cm" svg:y="7.347cm">
            <draw:object draw:notify-on-update-of-ranges="'Lap Timings'.C1:'Lap Timings'.J1 'Lap Timings'.A3:'Lap Timings'.A3 'Lap Timings'.C3:'Lap Timings'.J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6.989cm" svg:y="7.342cm">
            <draw:object draw:notify-on-update-of-ranges="'Lap Timings'.C1:'Lap Timings'.J1 'Lap Timings'.A4:'Lap Timings'.A4 'Lap Timings'.C4:'Lap Timings'.J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0cm" svg:y="17.669cm">
            <draw:object draw:notify-on-update-of-ranges="'Lap Timings'.C1:'Lap Timings'.J1 'Lap Timings'.A5:'Lap Timings'.A5 'Lap Timings'.C5:'Lap Timings'.J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17.07cm" svg:y="17.701cm">
            <draw:object draw:notify-on-update-of-ranges="'Lap Timings'.C1:'Lap Timings'.J1 'Lap Timings'.A6:'Lap Timings'.A6 'Lap Timings'.C6:'Lap Timings'.J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3"/>
        <table:table-column table:style-name="co2" table:number-columns-repeated="11" table:default-cell-style-name="ce4"/>
        <table:table-column table:style-name="co4" table:default-cell-style-name="ce4"/>
        <table:table-column table:style-name="co2" table:number-columns-repeated="1010" table:default-cell-style-name="ce4"/>
        <table:table-row table:style-name="ro1">
          <table:table-cell office:value-type="string" calcext:value-type="string">
            <text:p>Map</text:p>
          </table:table-cell>
          <table:table-cell table:style-name="ce2" office:value-type="string" calcext:value-type="string">
            <text:p>Map Features</text:p>
          </table:table-cell>
          <table:table-cell table:style-name="ce1" office:value-type="string" calcext:value-type="string">
            <text:p>FTG</text:p>
          </table:table-cell>
          <table:table-cell table:style-name="ce1" office:value-type="string" calcext:value-type="string">
            <text:p>FTGi</text:p>
          </table:table-cell>
          <table:table-cell table:style-name="ce1" office:value-type="string" calcext:value-type="string">
            <text:p>PP – 2</text:p>
          </table:table-cell>
          <table:table-cell table:style-name="ce1" office:value-type="string" calcext:value-type="string">
            <text:p>PPi – 2</text:p>
          </table:table-cell>
          <table:table-cell table:style-name="ce1" office:value-type="string" calcext:value-type="string">
            <text:p>PP – 1.5</text:p>
          </table:table-cell>
          <table:table-cell table:style-name="ce1" office:value-type="string" calcext:value-type="string">
            <text:p>PPi – 1.5</text:p>
          </table:table-cell>
          <table:table-cell table:style-name="ce1" office:value-type="string" calcext:value-type="string">
            <text:p>PP – 2.5</text:p>
          </table:table-cell>
          <table:table-cell table:style-name="ce1" office:value-type="string" calcext:value-type="string">
            <text:p>PPi – 2.5</text:p>
          </table:table-cell>
          <table:table-cell table:style-name="ce1" office:value-type="string" calcext:value-type="string">
            <text:p>PP – 1</text:p>
          </table:table-cell>
          <table:table-cell table:style-name="ce1" office:value-type="string" calcext:value-type="string">
            <text:p>PPi – 1</text:p>
          </table:table-cell>
          <table:table-cell table:style-name="ce1" office:value-type="string" calcext:value-type="string">
            <text:p>PP – 3</text:p>
          </table:table-cell>
          <table:table-cell table:style-name="ce1" office:value-type="string" calcext:value-type="string">
            <text:p>PPi – 3</text:p>
          </table:table-cell>
          <table:table-cell table:style-name="ce1" office:value-type="string" calcext:value-type="string">
            <text:p>PP – 4</text:p>
          </table:table-cell>
          <table:table-cell table:style-name="ce1" office:value-type="string" calcext:value-type="string">
            <text:p>PPi – 4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MUX_ID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R</text:p>
          </table:table-cell>
          <table:table-cell office:value-type="string" calcext:value-type="string">
            <text:p>8R</text:p>
          </table:table-cell>
          <table:table-cell office:value-type="string" calcext:value-type="string">
            <text:p>6RR</text:p>
          </table:table-cell>
          <table:table-cell office:value-type="string" calcext:value-type="string">
            <text:p>8R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4 sharp left turns, 1 sharp right turn, 3 straights and numerous gradual curves</text:p>
          </table:table-cell>
          <table:table-cell office:value-type="float" office:value="84.1856951713562" calcext:value-type="float">
            <text:p>84.1856951713562</text:p>
          </table:table-cell>
          <table:table-cell office:value-type="float" office:value="83.1788377761841" calcext:value-type="float">
            <text:p>83.1788377761841</text:p>
          </table:table-cell>
          <table:table-cell office:value-type="float" office:value="89.2193818092346" calcext:value-type="float">
            <text:p>89.2193818092346</text:p>
          </table:table-cell>
          <table:table-cell office:value-type="float" office:value="95.3356173038483" calcext:value-type="float">
            <text:p>95.3356173038483</text:p>
          </table:table-cell>
          <table:table-cell office:value-type="float" office:value="121.314013242722" calcext:value-type="float">
            <text:p>121.314013242722</text:p>
          </table:table-cell>
          <table:table-cell table:number-columns-repeated="3"/>
          <table:table-cell table:number-columns-repeated="6" office:value-type="string" calcext:value-type="string">
            <text:p>FAIL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randshatch</text:p>
          </table:table-cell>
          <table:table-cell office:value-type="string" calcext:value-type="string">
            <text:p>No sharp turns. 2 straights and the rest is gentle curves</text:p>
          </table:table-cell>
          <table:table-cell office:value-type="float" office:value="70.0576486587524" calcext:value-type="float">
            <text:p>70.0576486587524</text:p>
          </table:table-cell>
          <table:table-cell office:value-type="float" office:value="69.7631235122681" calcext:value-type="float">
            <text:p>69.7631235122681</text:p>
          </table:table-cell>
          <table:table-cell office:value-type="float" office:value="72.5174109935761" calcext:value-type="float">
            <text:p>72.5174109935761</text:p>
          </table:table-cell>
          <table:table-cell office:value-type="float" office:value="73.8891987800598" calcext:value-type="float">
            <text:p>73.8891987800598</text:p>
          </table:table-cell>
          <table:table-cell office:value-type="float" office:value="82.2401158809662" calcext:value-type="float">
            <text:p>82.2401158809662</text:p>
          </table:table-cell>
          <table:table-cell office:value-type="float" office:value="91.6186234951019" calcext:value-type="float">
            <text:p>91.6186234951019</text:p>
          </table:table-cell>
          <table:table-cell office:value-type="float" office:value="71.8574249744415" calcext:value-type="float">
            <text:p>71.8574249744415</text:p>
          </table:table-cell>
          <table:table-cell office:value-type="float" office:value="72.1825532913208" calcext:value-type="float">
            <text:p>72.1825532913208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udapest</text:p>
          </table:table-cell>
          <table:table-cell office:value-type="string" calcext:value-type="string">
            <text:p>1 tight left turn, 2 medium bends, 3 straights and a few gradual curves</text:p>
          </table:table-cell>
          <table:table-cell office:value-type="float" office:value="78.6777091026306" calcext:value-type="float">
            <text:p>78.6777091026306</text:p>
          </table:table-cell>
          <table:table-cell office:value-type="float" office:value="78.2000343799591" calcext:value-type="float">
            <text:p>78.2000343799591</text:p>
          </table:table-cell>
          <table:table-cell office:value-type="float" office:value="82.464572429657" calcext:value-type="float">
            <text:p>82.464572429657</text:p>
          </table:table-cell>
          <table:table-cell office:value-type="float" office:value="83.9189937114716" calcext:value-type="float">
            <text:p>83.9189937114716</text:p>
          </table:table-cell>
          <table:table-cell office:value-type="float" office:value="94.3941512107849" calcext:value-type="float">
            <text:p>94.3941512107849</text:p>
          </table:table-cell>
          <table:table-cell office:value-type="float" office:value="115.349886655808" calcext:value-type="float">
            <text:p>115.349886655808</text:p>
          </table:table-cell>
          <table:table-cell office:value-type="float" office:value="81.3088657855988" calcext:value-type="float">
            <text:p>81.3088657855988</text:p>
          </table:table-cell>
          <table:table-cell office:value-type="float" office:value="82.3196012973785" calcext:value-type="float">
            <text:p>82.319601297378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atalunya</text:p>
          </table:table-cell>
          <table:table-cell office:value-type="string" calcext:value-type="string">
            <text:p>2 tight left turns, 1 tight right turn, 3 straights and many gradual bends </text:p>
          </table:table-cell>
          <table:table-cell office:value-type="float" office:value="81.8364953994751" calcext:value-type="float">
            <text:p>81.8364953994751</text:p>
          </table:table-cell>
          <table:table-cell office:value-type="float" office:value="81.0827033519745" calcext:value-type="float">
            <text:p>81.0827033519745</text:p>
          </table:table-cell>
          <table:table-cell office:value-type="float" office:value="85.8227756023407" calcext:value-type="float">
            <text:p>85.8227756023407</text:p>
          </table:table-cell>
          <table:table-cell office:value-type="float" office:value="89.3421754837036" calcext:value-type="float">
            <text:p>89.3421754837036</text:p>
          </table:table-cell>
          <table:table-cell office:value-type="float" office:value="103.538135528564" calcext:value-type="float">
            <text:p>103.538135528564</text:p>
          </table:table-cell>
          <table:table-cell office:value-type="float" office:value="123.349205493927" calcext:value-type="float">
            <text:p>123.349205493927</text:p>
          </table:table-cell>
          <table:table-cell office:value-type="float" office:value="84.5070233345032" calcext:value-type="float">
            <text:p>84.5070233345032</text:p>
          </table:table-cell>
          <table:table-cell office:value-type="float" office:value="85.3645434379578" calcext:value-type="float">
            <text:p>85.364543437957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nd defini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ght = Turn more than 90de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dium = A U b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aights = Period of long straightness with no features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00:12:55.855551936</meta:creation-date>
    <dc:date>2022-05-27T02:38:50.697199559</dc:date>
    <meta:editing-duration>PT9M38S</meta:editing-duration>
    <meta:editing-cycles>2</meta:editing-cycles>
    <meta:generator>LibreOffice/6.4.7.2$Linux_X86_64 LibreOffice_project/40$Build-2</meta:generator>
    <meta:document-statistic meta:table-count="2" meta:cell-count="11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25cm" svg:y="0.316cm" chart:style-name="ch2">
          <text:p>Average cycle execution speed by controller</text:p>
        </chart:title>
        <chart:plot-area chart:style-name="ch3" table:cell-range-address="'Computation times'.B1:'Computation times'.E1 'Computation times'.A7:'Computation times'.E7" chart:data-source-has-labels="both" svg:x="1.331cm" svg:y="1.275cm" svg:width="14.349cm" svg:height="6.564cm">
          <chartooo:coordinate-region svg:x="2.429cm" svg:y="1.474cm" svg:width="13.251cm" svg:height="5.718cm"/>
          <chart:axis chart:dimension="x" chart:name="primary-x" chart:style-name="ch4" chartooo:axis-type="auto">
            <chartooo:date-scale/>
            <chart:title svg:x="7.733cm" svg:y="8.019cm" chart:style-name="ch5">
              <text:p>Controller</text:p>
            </chart:title>
            <chart:categories table:cell-range-address="'Computation times'.B1:'Computation times'.E1"/>
          </chart:axis>
          <chart:axis chart:dimension="y" chart:name="primary-y" chart:style-name="ch6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Computation times'.B7:'Computation times'.E7" chart:label-cell-address="'Computation times'.A7:'Computation times'.A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TG</text:p>
                <draw:g>
                  <svg:desc>'Computation times'.B1:'Computation times'.E1</svg:desc>
                </draw:g>
              </table:table-cell>
              <table:table-cell office:value-type="string">
                <text:p>FTGi</text:p>
              </table:table-cell>
              <table:table-cell office:value-type="string">
                <text:p>PP</text:p>
              </table:table-cell>
              <table:table-cell office:value-type="string">
                <text:p>PPi </text:p>
              </table:table-cell>
            </table:table-row>
          </table:table-header-rows>
          <table:table-rows>
            <table:table-row>
              <table:table-cell office:value-type="string">
                <text:p>Average (ns)</text:p>
                <draw:g>
                  <svg:desc>'Computation times'.A7:'Computation times'.A7</svg:desc>
                </draw:g>
              </table:table-cell>
              <table:table-cell office:value-type="float" office:value="0.000470871159580851">
                <text:p>0.000470871159580851</text:p>
                <draw:g>
                  <svg:desc>'Computation times'.B7:'Computation times'.E7</svg:desc>
                </draw:g>
              </table:table-cell>
              <table:table-cell office:value-type="float" office:value="0.000538488043624614">
                <text:p>0.000538488043624614</text:p>
              </table:table-cell>
              <table:table-cell office:value-type="float" office:value="0.0326080955845814">
                <text:p>0.0326080955845814</text:p>
              </table:table-cell>
              <table:table-cell office:value-type="float" office:value="0.0407524069726477">
                <text:p>0.0407524069726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72cm" svg:y="0.316cm" chart:style-name="ch2">
          <text:p>Time taken for controllers to complete Austin</text:p>
        </chart:title>
        <chart:plot-area chart:style-name="ch3" table:cell-range-address="'Lap Timings'.C1:'Lap Timings'.J1 'Lap Timings'.A3:'Lap Timings'.A3 'Lap Timings'.C3:'Lap Timings'.J3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733cm" svg:y="8.019cm" chart:style-name="ch5">
              <text:p>Controller</text:p>
            </chart:title>
            <chart:categories table:cell-range-address="'Lap Timings'.C1:'Lap Timings'.J1"/>
            <chart:grid chart:style-name="ch6" chart:class="major"/>
          </chart:axis>
          <chart:axis chart:dimension="y" chart:name="primary-y" chart:style-name="ch7">
            <chart:title svg:x="0.451cm" svg:y="5.752cm" chart:style-name="ch8">
              <text:p>Time (Seconds)</text:p>
            </chart:title>
            <chart:grid chart:style-name="ch6" chart:class="major"/>
          </chart:axis>
          <chart:series chart:style-name="ch9" chart:values-cell-range-address="'Lap Timings'.C3:'Lap Timings'.J3" chart:label-cell-address="'Lap Timings'.A3:'Lap Timings'.A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TG</text:p>
                <draw:g>
                  <svg:desc>'Lap Timings'.C1:'Lap Timings'.J1</svg:desc>
                </draw:g>
              </table:table-cell>
              <table:table-cell office:value-type="string">
                <text:p>FTGi</text:p>
              </table:table-cell>
              <table:table-cell office:value-type="string">
                <text:p>PP – 2</text:p>
              </table:table-cell>
              <table:table-cell office:value-type="string">
                <text:p>PPi – 2</text:p>
              </table:table-cell>
              <table:table-cell office:value-type="string">
                <text:p>PP – 1.5</text:p>
              </table:table-cell>
              <table:table-cell office:value-type="string">
                <text:p>PPi – 1.5</text:p>
              </table:table-cell>
              <table:table-cell office:value-type="string">
                <text:p>PP – 2.5</text:p>
              </table:table-cell>
              <table:table-cell office:value-type="string">
                <text:p>PPi – 2.5</text:p>
              </table:table-cell>
            </table:table-row>
          </table:table-header-rows>
          <table:table-rows>
            <table:table-row>
              <table:table-cell office:value-type="string">
                <text:p>Austin</text:p>
                <draw:g>
                  <svg:desc>'Lap Timings'.A3:'Lap Timings'.A3</svg:desc>
                </draw:g>
              </table:table-cell>
              <table:table-cell office:value-type="float" office:value="84.1856951713562">
                <text:p>84.1856951713562</text:p>
                <draw:g>
                  <svg:desc>'Lap Timings'.C3:'Lap Timings'.J3</svg:desc>
                </draw:g>
              </table:table-cell>
              <table:table-cell office:value-type="float" office:value="83.1788377761841">
                <text:p>83.1788377761841</text:p>
              </table:table-cell>
              <table:table-cell office:value-type="float" office:value="89.2193818092346">
                <text:p>89.2193818092346</text:p>
              </table:table-cell>
              <table:table-cell office:value-type="float" office:value="95.3356173038483">
                <text:p>95.3356173038483</text:p>
              </table:table-cell>
              <table:table-cell office:value-type="float" office:value="121.314013242722">
                <text:p>121.31401324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25cm" svg:y="0.316cm" chart:style-name="ch2">
          <text:p>Average cycle execution speed by controller</text:p>
        </chart:title>
        <chart:plot-area chart:style-name="ch3" table:cell-range-address="'Computation times'.B1:'Computation times'.E1 'Computation times'.A8:'Computation times'.E8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733cm" svg:y="8.019cm" chart:style-name="ch5">
              <text:p>Controller</text:p>
            </chart:title>
            <chart:categories table:cell-range-address="'Computation times'.B1:'Computation times'.E1"/>
          </chart:axis>
          <chart:axis chart:dimension="y" chart:name="primary-y" chart:style-name="ch6">
            <chart:title svg:x="0.451cm" svg:y="5.858cm" chart:style-name="ch7">
              <text:p>Time (-log10(ns))</text:p>
            </chart:title>
            <chart:grid chart:style-name="ch8" chart:class="major"/>
          </chart:axis>
          <chart:series chart:style-name="ch9" chart:values-cell-range-address="'Computation times'.B8:'Computation times'.E8" chart:label-cell-address="'Computation times'.A8:'Computation times'.A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TG</text:p>
                <draw:g>
                  <svg:desc>'Computation times'.B1:'Computation times'.E1</svg:desc>
                </draw:g>
              </table:table-cell>
              <table:table-cell office:value-type="string">
                <text:p>FTGi</text:p>
              </table:table-cell>
              <table:table-cell office:value-type="string">
                <text:p>PP</text:p>
              </table:table-cell>
              <table:table-cell office:value-type="string">
                <text:p>PPi </text:p>
              </table:table-cell>
            </table:table-row>
          </table:table-header-rows>
          <table:table-rows>
            <table:table-row>
              <table:table-cell office:value-type="string">
                <text:p>Average (ns, -log10)</text:p>
                <draw:g>
                  <svg:desc>'Computation times'.A8:'Computation times'.A8</svg:desc>
                </draw:g>
              </table:table-cell>
              <table:table-cell office:value-type="float" office:value="3.32709790887446">
                <text:p>3.32709790887446</text:p>
                <draw:g>
                  <svg:desc>'Computation times'.B8:'Computation times'.E8</svg:desc>
                </draw:g>
              </table:table-cell>
              <table:table-cell office:value-type="float" office:value="3.26882393516173">
                <text:p>3.26882393516173</text:p>
              </table:table-cell>
              <table:table-cell office:value-type="float" office:value="1.48667456461812">
                <text:p>1.48667456461812</text:p>
              </table:table-cell>
              <table:table-cell office:value-type="float" office:value="1.38984673529044">
                <text:p>1.38984673529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92cm" svg:y="0.316cm" chart:style-name="ch2">
          <text:p>Time for controllers to complete Brandshatch </text:p>
        </chart:title>
        <chart:plot-area chart:style-name="ch3" table:cell-range-address="'Lap Timings'.C1:'Lap Timings'.J1 'Lap Timings'.A4:'Lap Timings'.A4 'Lap Timings'.C4:'Lap Timings'.J4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733cm" svg:y="8.019cm" chart:style-name="ch5">
              <text:p>Controller</text:p>
            </chart:title>
            <chart:categories table:cell-range-address="'Lap Timings'.C1:'Lap Timings'.J1"/>
          </chart:axis>
          <chart:axis chart:dimension="y" chart:name="primary-y" chart:style-name="ch6">
            <chart:title svg:x="0.451cm" svg:y="5.752cm" chart:style-name="ch7">
              <text:p>Time (Seconds)</text:p>
            </chart:title>
            <chart:grid chart:style-name="ch8" chart:class="major"/>
          </chart:axis>
          <chart:series chart:style-name="ch9" chart:values-cell-range-address="'Lap Timings'.C4:'Lap Timings'.J4" chart:label-cell-address="'Lap Timings'.A4:'Lap Timings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TG</text:p>
                <draw:g>
                  <svg:desc>'Lap Timings'.C1:'Lap Timings'.J1</svg:desc>
                </draw:g>
              </table:table-cell>
              <table:table-cell office:value-type="string">
                <text:p>FTGi</text:p>
              </table:table-cell>
              <table:table-cell office:value-type="string">
                <text:p>PP – 2</text:p>
              </table:table-cell>
              <table:table-cell office:value-type="string">
                <text:p>PPi – 2</text:p>
              </table:table-cell>
              <table:table-cell office:value-type="string">
                <text:p>PP – 1.5</text:p>
              </table:table-cell>
              <table:table-cell office:value-type="string">
                <text:p>PPi – 1.5</text:p>
              </table:table-cell>
              <table:table-cell office:value-type="string">
                <text:p>PP – 2.5</text:p>
              </table:table-cell>
              <table:table-cell office:value-type="string">
                <text:p>PPi – 2.5</text:p>
              </table:table-cell>
            </table:table-row>
          </table:table-header-rows>
          <table:table-rows>
            <table:table-row>
              <table:table-cell office:value-type="string">
                <text:p>Brandshatch</text:p>
                <draw:g>
                  <svg:desc>'Lap Timings'.A4:'Lap Timings'.A4</svg:desc>
                </draw:g>
              </table:table-cell>
              <table:table-cell office:value-type="float" office:value="70.0576486587524">
                <text:p>70.0576486587524</text:p>
                <draw:g>
                  <svg:desc>'Lap Timings'.C4:'Lap Timings'.J4</svg:desc>
                </draw:g>
              </table:table-cell>
              <table:table-cell office:value-type="float" office:value="69.7631235122681">
                <text:p>69.7631235122681</text:p>
              </table:table-cell>
              <table:table-cell office:value-type="float" office:value="72.5174109935761">
                <text:p>72.5174109935761</text:p>
              </table:table-cell>
              <table:table-cell office:value-type="float" office:value="73.8891987800598">
                <text:p>73.8891987800598</text:p>
              </table:table-cell>
              <table:table-cell office:value-type="float" office:value="82.2401158809662">
                <text:p>82.2401158809662</text:p>
              </table:table-cell>
              <table:table-cell office:value-type="float" office:value="91.6186234951019">
                <text:p>91.6186234951019</text:p>
              </table:table-cell>
              <table:table-cell office:value-type="float" office:value="71.8574249744415">
                <text:p>71.8574249744415</text:p>
              </table:table-cell>
              <table:table-cell office:value-type="float" office:value="72.1825532913208">
                <text:p>72.18255329132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67cm" svg:y="0.316cm" chart:style-name="ch2">
          <text:p>Time taken for controllers to complete Budapest</text:p>
        </chart:title>
        <chart:plot-area chart:style-name="ch3" table:cell-range-address="'Lap Timings'.C1:'Lap Timings'.J1 'Lap Timings'.A5:'Lap Timings'.A5 'Lap Timings'.C5:'Lap Timings'.J5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733cm" svg:y="8.019cm" chart:style-name="ch5">
              <text:p>Controller</text:p>
            </chart:title>
            <chart:categories table:cell-range-address="'Lap Timings'.C1:'Lap Timings'.J1"/>
          </chart:axis>
          <chart:axis chart:dimension="y" chart:name="primary-y" chart:style-name="ch6">
            <chart:title svg:x="0.451cm" svg:y="5.752cm" chart:style-name="ch7">
              <text:p>Time (Seconds)</text:p>
            </chart:title>
            <chart:grid chart:style-name="ch8" chart:class="major"/>
          </chart:axis>
          <chart:series chart:style-name="ch9" chart:values-cell-range-address="'Lap Timings'.C5:'Lap Timings'.J5" chart:label-cell-address="'Lap Timings'.A5:'Lap Timings'.A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TG</text:p>
                <draw:g>
                  <svg:desc>'Lap Timings'.C1:'Lap Timings'.J1</svg:desc>
                </draw:g>
              </table:table-cell>
              <table:table-cell office:value-type="string">
                <text:p>FTGi</text:p>
              </table:table-cell>
              <table:table-cell office:value-type="string">
                <text:p>PP – 2</text:p>
              </table:table-cell>
              <table:table-cell office:value-type="string">
                <text:p>PPi – 2</text:p>
              </table:table-cell>
              <table:table-cell office:value-type="string">
                <text:p>PP – 1.5</text:p>
              </table:table-cell>
              <table:table-cell office:value-type="string">
                <text:p>PPi – 1.5</text:p>
              </table:table-cell>
              <table:table-cell office:value-type="string">
                <text:p>PP – 2.5</text:p>
              </table:table-cell>
              <table:table-cell office:value-type="string">
                <text:p>PPi – 2.5</text:p>
              </table:table-cell>
            </table:table-row>
          </table:table-header-rows>
          <table:table-rows>
            <table:table-row>
              <table:table-cell office:value-type="string">
                <text:p>Budapest</text:p>
                <draw:g>
                  <svg:desc>'Lap Timings'.A5:'Lap Timings'.A5</svg:desc>
                </draw:g>
              </table:table-cell>
              <table:table-cell office:value-type="float" office:value="78.6777091026306">
                <text:p>78.6777091026306</text:p>
                <draw:g>
                  <svg:desc>'Lap Timings'.C5:'Lap Timings'.J5</svg:desc>
                </draw:g>
              </table:table-cell>
              <table:table-cell office:value-type="float" office:value="78.2000343799591">
                <text:p>78.2000343799591</text:p>
              </table:table-cell>
              <table:table-cell office:value-type="float" office:value="82.464572429657">
                <text:p>82.464572429657</text:p>
              </table:table-cell>
              <table:table-cell office:value-type="float" office:value="83.9189937114716">
                <text:p>83.9189937114716</text:p>
              </table:table-cell>
              <table:table-cell office:value-type="float" office:value="94.3941512107849">
                <text:p>94.3941512107849</text:p>
              </table:table-cell>
              <table:table-cell office:value-type="float" office:value="115.349886655808">
                <text:p>115.349886655808</text:p>
              </table:table-cell>
              <table:table-cell office:value-type="float" office:value="81.3088657855988">
                <text:p>81.3088657855988</text:p>
              </table:table-cell>
              <table:table-cell office:value-type="float" office:value="82.3196012973785">
                <text:p>82.31960129737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01cm" svg:y="0.316cm" chart:style-name="ch2">
          <text:p>Time taken for controllers to complete Catalunya</text:p>
        </chart:title>
        <chart:plot-area chart:style-name="ch3" table:cell-range-address="'Lap Timings'.C1:'Lap Timings'.J1 'Lap Timings'.A6:'Lap Timings'.A6 'Lap Timings'.C6:'Lap Timings'.J6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733cm" svg:y="8.019cm" chart:style-name="ch5">
              <text:p>Controller</text:p>
            </chart:title>
            <chart:categories table:cell-range-address="'Lap Timings'.C1:'Lap Timings'.J1"/>
          </chart:axis>
          <chart:axis chart:dimension="y" chart:name="primary-y" chart:style-name="ch6">
            <chart:title svg:x="0.451cm" svg:y="5.752cm" chart:style-name="ch7">
              <text:p>Time (Seconds)</text:p>
            </chart:title>
            <chart:grid chart:style-name="ch8" chart:class="major"/>
          </chart:axis>
          <chart:series chart:style-name="ch9" chart:values-cell-range-address="'Lap Timings'.C6:'Lap Timings'.J6" chart:label-cell-address="'Lap Timings'.A6:'Lap Timings'.A6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TG</text:p>
                <draw:g>
                  <svg:desc>'Lap Timings'.C1:'Lap Timings'.J1</svg:desc>
                </draw:g>
              </table:table-cell>
              <table:table-cell office:value-type="string">
                <text:p>FTGi</text:p>
              </table:table-cell>
              <table:table-cell office:value-type="string">
                <text:p>PP – 2</text:p>
              </table:table-cell>
              <table:table-cell office:value-type="string">
                <text:p>PPi – 2</text:p>
              </table:table-cell>
              <table:table-cell office:value-type="string">
                <text:p>PP – 1.5</text:p>
              </table:table-cell>
              <table:table-cell office:value-type="string">
                <text:p>PPi – 1.5</text:p>
              </table:table-cell>
              <table:table-cell office:value-type="string">
                <text:p>PP – 2.5</text:p>
              </table:table-cell>
              <table:table-cell office:value-type="string">
                <text:p>PPi – 2.5</text:p>
              </table:table-cell>
            </table:table-row>
          </table:table-header-rows>
          <table:table-rows>
            <table:table-row>
              <table:table-cell office:value-type="string">
                <text:p>Catalunya</text:p>
                <draw:g>
                  <svg:desc>'Lap Timings'.A6:'Lap Timings'.A6</svg:desc>
                </draw:g>
              </table:table-cell>
              <table:table-cell office:value-type="float" office:value="81.8364953994751">
                <text:p>81.8364953994751</text:p>
                <draw:g>
                  <svg:desc>'Lap Timings'.C6:'Lap Timings'.J6</svg:desc>
                </draw:g>
              </table:table-cell>
              <table:table-cell office:value-type="float" office:value="81.0827033519745">
                <text:p>81.0827033519745</text:p>
              </table:table-cell>
              <table:table-cell office:value-type="float" office:value="85.8227756023407">
                <text:p>85.8227756023407</text:p>
              </table:table-cell>
              <table:table-cell office:value-type="float" office:value="89.3421754837036">
                <text:p>89.3421754837036</text:p>
              </table:table-cell>
              <table:table-cell office:value-type="float" office:value="103.538135528564">
                <text:p>103.538135528564</text:p>
              </table:table-cell>
              <table:table-cell office:value-type="float" office:value="123.349205493927">
                <text:p>123.349205493927</text:p>
              </table:table-cell>
              <table:table-cell office:value-type="float" office:value="84.5070233345032">
                <text:p>84.5070233345032</text:p>
              </table:table-cell>
              <table:table-cell office:value-type="float" office:value="85.3645434379578">
                <text:p>85.36454343795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